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2643661982092273838"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4784862578985270979"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180683820026185833"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590388631050944740"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882002185061043789"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2638303733462577882"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7789638054895870076"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9205235347391008551"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485468" text:continue-list="list7789638054895870076"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799429871703080883"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477364"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492743"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480243"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478450"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498782"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895749447601869420"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7999017279757655947"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463181198819121711"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488785"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804117492037578145"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098099923465378932"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968736199788880780" text:style-name="L15">
        <text:list-item>
          <text:list>
            <text:list-header>
              <text:p text:style-name="P187">1.5 miles averaging about 9:40/mile and rest 1 min</text:p>
            </text:list-header>
          </text:list>
        </text:list-item>
      </text:list>
      <text:p text:style-name="P25">1 mile in 8:26 and rest 2 min</text:p>
      <text:list xml:id="list7346283249794139070"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6273348368985855836"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488380"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5478137736391603262"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959988203815410240"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7002625995206971436"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493250" text:continue-list="list7959988203815410240" text:style-name="L19">
        <text:list-item>
          <text:list>
            <text:list-header>
              <text:p text:style-name="P191">(Pace*HR)=1240</text:p>
            </text:list-header>
          </text:list>
        </text:list-item>
      </text:list>
      <text:list xml:id="list39486475" text:continue-list="list5478137736391603262" text:style-name="L18">
        <text:list-item>
          <text:list>
            <text:list-header>
              <text:p text:style-name="P190">2 miles at 10:46/mile Ave HR= 121 bpm and rest a few minutes</text:p>
            </text:list-header>
          </text:list>
        </text:list-item>
      </text:list>
      <text:list xml:id="list39476441" text:continue-list="list39493250"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503523"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657493192546572182"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77263763319850541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103588570370723293"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2282817190912601550"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013184566859459643"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240117573852517092"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500655"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475973"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742569405711431712"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878149459755522572"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4090395961560087951"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6939428330693771409"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821469959507690322"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739493238445584657" text:style-name="L32">
        <text:list-item>
          <text:list>
            <text:list-header>
              <text:p text:style-name="P201">0.25 miles in 2:54</text:p>
              <text:p text:style-name="P201">1 mile in 9:21 going faster as I ran and ending at around 8:30 pace</text:p>
            </text:list-header>
          </text:list>
        </text:list-item>
      </text:list>
      <text:list xml:id="list538141174117538256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753577626863908568"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106200611694993518"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675999719807315048"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2181400153168971587"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01497254820145538"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437673718008879470"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856044193594960398"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28T19:23:21.89</dc:date>
    <dc:creator>James Lombardi</dc:creator>
    <meta:editing-duration>P35DT22H11M6S</meta:editing-duration>
    <meta:editing-cycles>2468</meta:editing-cycles>
    <meta:generator>OpenOffice/4.1.2$Win32 OpenOffice.org_project/412m3$Build-9782</meta:generator>
    <meta:document-statistic meta:table-count="0" meta:image-count="9" meta:object-count="0" meta:page-count="244" meta:paragraph-count="7177" meta:word-count="77104" meta:character-count="394490"/>
  </office:meta>
</office:document-meta>
</file>